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e6b" officeooo:paragraph-rsid="0003ae6b"/>
    </style:style>
    <style:style style:name="P2" style:family="paragraph" style:parent-style-name="Standard">
      <style:text-properties officeooo:rsid="00051bbe" officeooo:paragraph-rsid="00051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de contornos</text:p>
      <text:p text:style-name="P2">http://docs.opencv.org/3.2.0/d3/d05/tutorial_py_table_of_contents_contour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0:36:38.129573358</meta:creation-date>
    <meta:generator>LibreOffice/5.3.0.3$Linux_X86_64 LibreOffice_project/30m0$Build-3</meta:generator>
    <dc:date>2017-03-18T10:52:52.991299671</dc:date>
    <meta:editing-duration>PT19S</meta:editing-duration>
    <meta:editing-cycles>2</meta:editing-cycles>
    <meta:document-statistic meta:table-count="0" meta:image-count="0" meta:object-count="0" meta:page-count="1" meta:paragraph-count="2" meta:word-count="4" meta:character-count="100" meta:non-whitespace-character-count="98"/>
  </office:meta>
</office:document-meta>
</file>